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9287in" svg:y="1.1059in">
            <draw:object draw:notify-on-update-of-ranges="Sheet1.I7:Sheet1.I12 Sheet1.J7:Sheet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вниз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а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град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=([.A3]-48)*9.8*0.2*0.25" office:value-type="float" office:value="75.95" calcext:value-type="float">
            <text:p>75.95</text:p>
          </table:table-cell>
          <table:table-cell office:value-type="float" office:value="23" calcext:value-type="float">
            <text:p>23</text:p>
          </table:table-cell>
          <table:table-cell table:formula="of:= [.B3]+0.1344*[.C3]" office:value-type="float" office:value="79.0412" calcext:value-type="float">
            <text:p>79.041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=([.A4]-48)*9.8*0.2*0.25" office:value-type="float" office:value="76.44" calcext:value-type="float">
            <text:p>76.44</text:p>
          </table:table-cell>
          <table:table-cell office:value-type="float" office:value="25" calcext:value-type="float">
            <text:p>25</text:p>
          </table:table-cell>
          <table:table-cell table:formula="of:= [.B4]+0.1344*[.C4]" office:value-type="float" office:value="79.8" calcext:value-type="float">
            <text:p>79.8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=([.G4]-48)*9.8*0.2*0.25" office:value-type="float" office:value="75.95" calcext:value-type="float">
            <text:p>75.95</text:p>
          </table:table-cell>
          <table:table-cell office:value-type="float" office:value="23" calcext:value-type="float">
            <text:p>23</text:p>
          </table:table-cell>
          <table:table-cell table:formula="of:= [.H4]+0.1344*[.I4]" office:value-type="float" office:value="79.0412" calcext:value-type="float">
            <text:p>79.041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=([.A5]-48)*9.8*0.2*0.25" office:value-type="float" office:value="76.93" calcext:value-type="float">
            <text:p>76.93</text:p>
          </table:table-cell>
          <table:table-cell office:value-type="float" office:value="30" calcext:value-type="float">
            <text:p>30</text:p>
          </table:table-cell>
          <table:table-cell table:formula="of:= [.B5]+0.1344*[.C5]" office:value-type="float" office:value="80.962" calcext:value-type="float">
            <text:p>80.962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=([.G5]-48)*9.8*0.2*0.25" office:value-type="float" office:value="76.44" calcext:value-type="float">
            <text:p>76.44</text:p>
          </table:table-cell>
          <table:table-cell office:value-type="float" office:value="25" calcext:value-type="float">
            <text:p>25</text:p>
          </table:table-cell>
          <table:table-cell table:formula="of:= [.H5]+0.1344*[.I5]" office:value-type="float" office:value="79.8" calcext:value-type="float">
            <text:p>79.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=([.A6]-48)*9.8*0.2*0.25"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formula="of:= [.B6]+0.1344*[.C6]" office:value-type="float" office:value="84.084" calcext:value-type="float">
            <text:p>84.084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=([.G6]-48)*9.8*0.2*0.25" office:value-type="float" office:value="76.93" calcext:value-type="float">
            <text:p>76.93</text:p>
          </table:table-cell>
          <table:table-cell office:value-type="float" office:value="30" calcext:value-type="float">
            <text:p>30</text:p>
          </table:table-cell>
          <table:table-cell table:formula="of:= [.H6]+0.1344*[.I6]" office:value-type="float" office:value="80.962" calcext:value-type="float">
            <text:p>80.96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=([.A7]-48)*9.8*0.2*0.25" office:value-type="float" office:value="78.4" calcext:value-type="float">
            <text:p>78.4</text:p>
          </table:table-cell>
          <table:table-cell office:value-type="float" office:value="40" calcext:value-type="float">
            <text:p>40</text:p>
          </table:table-cell>
          <table:table-cell table:formula="of:= [.B7]+0.1344*[.C7]" office:value-type="float" office:value="83.776" calcext:value-type="float">
            <text:p>83.77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=([.G7]-48)*9.8*0.2*0.25" office:value-type="float" office:value="79.38" calcext:value-type="float">
            <text:p>79.38</text:p>
          </table:table-cell>
          <table:table-cell office:value-type="float" office:value="35" calcext:value-type="float">
            <text:p>35</text:p>
          </table:table-cell>
          <table:table-cell table:formula="of:= [.H7]+0.1344*[.I7]" office:value-type="float" office:value="84.084" calcext:value-type="float">
            <text:p>84.08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=([.A8]-48)*9.8*0.2*0.25" office:value-type="float" office:value="77.42" calcext:value-type="float">
            <text:p>77.42</text:p>
          </table:table-cell>
          <table:table-cell office:value-type="float" office:value="45" calcext:value-type="float">
            <text:p>45</text:p>
          </table:table-cell>
          <table:table-cell table:formula="of:= [.B8]+0.1344*[.C8]" office:value-type="float" office:value="83.468" calcext:value-type="float">
            <text:p>83.46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=([.G8]-48)*9.8*0.2*0.25" office:value-type="float" office:value="78.4" calcext:value-type="float">
            <text:p>78.4</text:p>
          </table:table-cell>
          <table:table-cell office:value-type="float" office:value="40" calcext:value-type="float">
            <text:p>40</text:p>
          </table:table-cell>
          <table:table-cell table:formula="of:= [.H8]+0.1344*[.I8]" office:value-type="float" office:value="83.776" calcext:value-type="float">
            <text:p>83.77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=([.A9]-48)*9.8*0.2*0.25" office:value-type="float" office:value="76.93" calcext:value-type="float">
            <text:p>76.93</text:p>
          </table:table-cell>
          <table:table-cell office:value-type="float" office:value="50" calcext:value-type="float">
            <text:p>50</text:p>
          </table:table-cell>
          <table:table-cell table:formula="of:= [.B9]+0.1344*[.C9]" office:value-type="float" office:value="83.65" calcext:value-type="float">
            <text:p>83.6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=([.G9]-48)*9.8*0.2*0.25" office:value-type="float" office:value="77.42" calcext:value-type="float">
            <text:p>77.42</text:p>
          </table:table-cell>
          <table:table-cell office:value-type="float" office:value="45" calcext:value-type="float">
            <text:p>45</text:p>
          </table:table-cell>
          <table:table-cell table:formula="of:= [.H9]+0.1344*[.I9]" office:value-type="float" office:value="83.468" calcext:value-type="float">
            <text:p>83.46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=([.A10]-48)*9.8*0.2*0.25" office:value-type="float" office:value="76.44" calcext:value-type="float">
            <text:p>76.44</text:p>
          </table:table-cell>
          <table:table-cell office:value-type="float" office:value="55" calcext:value-type="float">
            <text:p>55</text:p>
          </table:table-cell>
          <table:table-cell table:formula="of:= [.B10]+0.1344*[.C10]" office:value-type="float" office:value="83.832" calcext:value-type="float">
            <text:p>83.83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=([.G10]-48)*9.8*0.2*0.25" office:value-type="float" office:value="76.93" calcext:value-type="float">
            <text:p>76.93</text:p>
          </table:table-cell>
          <table:table-cell office:value-type="float" office:value="50" calcext:value-type="float">
            <text:p>50</text:p>
          </table:table-cell>
          <table:table-cell table:formula="of:= [.H10]+0.1344*[.I10]" office:value-type="float" office:value="83.65" calcext:value-type="float">
            <text:p>83.6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=([.A11]-48)*9.8*0.2*0.25" office:value-type="float" office:value="75.95" calcext:value-type="float">
            <text:p>75.95</text:p>
          </table:table-cell>
          <table:table-cell office:value-type="float" office:value="60" calcext:value-type="float">
            <text:p>60</text:p>
          </table:table-cell>
          <table:table-cell table:formula="of:= [.B11]+0.1344*[.C11]" office:value-type="float" office:value="84.014" calcext:value-type="float">
            <text:p>84.01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=([.G11]-48)*9.8*0.2*0.25" office:value-type="float" office:value="76.44" calcext:value-type="float">
            <text:p>76.44</text:p>
          </table:table-cell>
          <table:table-cell office:value-type="float" office:value="55" calcext:value-type="float">
            <text:p>55</text:p>
          </table:table-cell>
          <table:table-cell table:formula="of:= [.H11]+0.1344*[.I11]" office:value-type="float" office:value="83.832" calcext:value-type="float">
            <text:p>83.8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=([.G12]-48)*9.8*0.2*0.25" office:value-type="float" office:value="75.95" calcext:value-type="float">
            <text:p>75.95</text:p>
          </table:table-cell>
          <table:table-cell office:value-type="float" office:value="60" calcext:value-type="float">
            <text:p>60</text:p>
          </table:table-cell>
          <table:table-cell table:formula="of:= [.H12]+0.1344*[.I12]" office:value-type="float" office:value="84.014" calcext:value-type="float">
            <text:p>84.014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4"/>
          <table:table-cell table:formula="of:=SLOPE([.E22:.E27];[.D22:.D27])" office:value-type="float" office:value="0.1344" calcext:value-type="float">
            <text:p>0.1344</text:p>
          </table:table-cell>
          <table:table-cell table:number-columns-repeated="5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table:number-columns-repeated="4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0.1344*[.D22]" office:value-type="float" office:value="4.704" calcext:value-type="float">
            <text:p>4.704</text:p>
          </table:table-cell>
          <table:table-cell table:number-columns-repeated="5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0.1344*[.D23]" office:value-type="float" office:value="5.376" calcext:value-type="float">
            <text:p>5.376</text:p>
          </table:table-cell>
          <table:table-cell table:number-columns-repeated="5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0.1344*[.D24]" office:value-type="float" office:value="6.048" calcext:value-type="float">
            <text:p>6.048</text:p>
          </table:table-cell>
          <table:table-cell table:number-columns-repeated="5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0.1344*[.D25]" office:value-type="float" office:value="6.72" calcext:value-type="float">
            <text:p>6.72</text:p>
          </table:table-cell>
          <table:table-cell table:number-columns-repeated="5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0.1344*[.D26]" office:value-type="float" office:value="7.392" calcext:value-type="float">
            <text:p>7.392</text:p>
          </table:table-cell>
          <table:table-cell table:number-columns-repeated="5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0.1344*[.D27]" office:value-type="float" office:value="8.064" calcext:value-type="float">
            <text:p>8.064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8:10:04.629484509</meta:creation-date>
    <meta:editing-duration>PT1H3M42S</meta:editing-duration>
    <meta:editing-cycles>2</meta:editing-cycles>
    <meta:generator>LibreOffice/7.3.7.2$Linux_X86_64 LibreOffice_project/30$Build-2</meta:generator>
    <dc:date>2023-02-19T19:34:24.956705300</dc:date>
    <meta:document-statistic meta:table-count="1" meta:cell-count="10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I7:Sheet1.J12" chart:data-source-has-labels="column" svg:x="0.32cm" svg:y="0.18cm" svg:width="15.36cm" svg:height="8.64cm">
          <chart:coordinate-region svg:x="0.941cm" svg:y="0.379cm" svg:width="14.552cm" svg:height="7.794cm"/>
          <chart:axis chart:dimension="x" chart:name="primary-x" chart:style-name="ch3" chartooo:axis-type="auto">
            <chartooo:date-scale/>
            <chart:categories table:cell-range-address="Sheet1.I7:Sheet1.I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7:Sheet1.J12" chart:class="chart:line">
            <chart:regression-curve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Sheet1.I7:Sheet1.I12</svg:desc>
                </draw:g>
              </table:table-cell>
              <table:table-cell office:value-type="float" office:value="84.084">
                <text:p>84.084</text:p>
                <draw:g>
                  <svg:desc>Sheet1.J7:Sheet1.J1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.776">
                <text:p>83.7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3.468">
                <text:p>83.4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3.832">
                <text:p>83.8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4.014">
                <text:p>84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